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officiel"&gt;&lt;h1&gt; Nom Prénom&lt;/h1&gt;&lt;div id="navigationSujet"&gt;&lt;h4&gt;Navigation&lt;/h4&gt;&lt;p&gt;</text:p>
      <text:p text:style-name="Standard">&lt;a class="sousTitre" href="#s1h1"&gt;Identité&lt;/a&gt;</text:p>
      <text:p text:style-name="Standard">&lt;a class="sousTitre" href="#s1h2"&gt;Physique&lt;/a&gt;</text:p>
      <text:p text:style-name="Standard">&lt;a class="sousTitre" href="#s1h3"&gt;Mental&lt;/a&gt;</text:p>
      <text:p text:style-name="Standard">&lt;a class="sousTitre" href="#s1h4"&gt;Mon Histoire&lt;/a&gt;</text:p>
      <text:p text:style-name="Standard">&lt;a class="sousTitre" href="#s1h5"&gt;Informations Supplémentaires&lt;/a&gt;</text:p>
      <text:p text:style-name="Standard">&lt;a class="sousTitre" href="#s1h6"&gt;Un Petit Mot ?&lt;/a&gt;</text:p>
      <text:p text:style-name="Standard">&lt;/p&gt;&lt;/div&gt;</text:p>
      <text:p text:style-name="Standard">&lt;h4&gt;Identité&lt;/h4&gt;&lt;p&gt;&lt;span id="s1h1" class="ancre"&gt;&lt;/span&gt;&lt;b&gt;Âge : &lt;/b&gt; écrire ici</text:p>
      <text:p text:style-name="Standard">&lt;b&gt;Sexe : &lt;/b&gt; écrire ici</text:p>
      <text:p text:style-name="Standard">&lt;b&gt;Race : &lt;/b&gt; écrire ici</text:p>
      <text:p text:style-name="Standard">&lt;b&gt;Groupe : &lt;/b&gt; écrire ici</text:p>
      <text:p text:style-name="Standard">&lt;b&gt;Rang : &lt;/b&gt; écrire ici (Or Maximum)</text:p>
      <text:p text:style-name="Standard">&lt;b&gt;Alignement : &lt;/b&gt; écrire ici</text:p>
      <text:p text:style-name="Standard">&lt;/p&gt;</text:p>
      <text:p text:style-name="Standard">&lt;h4&gt;Physique&lt;/h4&gt;&lt;p&gt;&lt;span id="s1h2" class="ancre"&gt;&lt;/span&gt;&lt;b&gt;Taille : &lt;/b&gt; écrire ici</text:p>
      <text:p text:style-name="Standard">&lt;b&gt;Poids : &lt;/b&gt; écrire ici</text:p>
      <text:p text:style-name="Standard">&lt;b&gt;Particularité Physique : &lt;/b&gt; écrire ici</text:p>
      <text:p text:style-name="Standard">&lt;b&gt;Description (Optionnelle):&lt;/b&gt;</text:p>
      <text:p text:style-name="Standard">&lt;/p&gt;</text:p>
      <text:p text:style-name="Standard"/>
      <text:p text:style-name="Standard">&lt;h4&gt;Mental&lt;/h4&gt;&lt;p&gt;&lt;span id="s1h3" class="ancre"&gt;&lt;/span&gt;</text:p>
      <text:p text:style-name="Standard">&lt;select&gt;&lt;option&gt;Mes Qualités&lt;/option&gt;&lt;option&gt;Qualité 1&lt;/option&gt;&lt;option&gt;Qualité 2&lt;/option&gt;&lt;option&gt;Qualité 3&lt;/option&gt;&lt;/select&gt;&lt;select&gt;&lt;option&gt;Mes Défauts&lt;/option&gt;&lt;option&gt;Défaut 1&lt;/option&gt;&lt;option&gt;Défaut 2&lt;/option&gt;&lt;option&gt;Défaut 3&lt;/option&gt;&lt;/select&gt;&lt;b&gt;Description (Optionnelle):&lt;/b&gt;</text:p>
      <text:p text:style-name="Standard">&lt;/p&gt;</text:p>
      <text:p text:style-name="Standard"/>
      <text:p text:style-name="Standard">&lt;h4&gt;Mon Histoire&lt;/h4&gt;&lt;div class="contentPres"&gt;&lt;p&gt;&lt;span id="s1h4" class="ancre"&gt;&lt;/span&gt;Bon c'est là que vous commencez par raconter comment vous êtes venus au monde. Je vous prierai d'éviter certains passages comme votre naissance. Votre mère peut m'intéresser, mais pas dans cette condition.</text:p>
      <text:p text:style-name="Standard"/>
      <text:p text:style-name="Standard">Pour cette partie, on vous demande une vingtaine de ligne minimum. On a quand même besoin de savoir à qui on a à faire. Je vous demanderai donc d'éviter de faire dix lignes sur un fucking papillon sinon on sera obligé de revoir ça ensemble et je vous promets qu'on va se la faire à la manière bien moyenâgeuse. &lt;/p&gt;&lt;/div&gt;</text:p>
      <text:p text:style-name="Standard"/>
      <text:p text:style-name="Standard">&lt;h4&gt;Informations Supplémentaires&lt;/h4&gt;&lt;div class="contentPres"&gt;&lt;p&gt;&lt;span id="s1h5" class="ancre"&gt;&lt;/span&gt;Bon, cette partie est un peu fourre-tout. Vous voulez parler de votre physique, de votre mental ou encore de votre chat alors vous pouvez. Essayez de nous parler de vous en gros.&lt;/p&gt;&lt;/div&gt;</text:p>
      <text:p text:style-name="Standard"/>
      <text:p text:style-name="Standard">&lt;h4&gt;Un Petit Mot ?&lt;/h4&gt;&lt;div class="contentPres"&gt;&lt;p&gt;&lt;span id="s1h6" class="ancre"&gt;&lt;/span&gt;On finit sur quelque chose de bien chelou. On casse le 4ème voir le 5ème mur et c'est le joueur qui parle cette fois. C'est toujours sympa de faire un peu connaissance et d'un peu avoir votre avis sur notre petit bébé.&lt;/p&gt;&lt;/div&gt;&lt;/div&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8-13T20:03:01.23</meta:creation-date>
    <meta:document-statistic meta:table-count="0" meta:image-count="0" meta:object-count="0" meta:page-count="1" meta:paragraph-count="27" meta:word-count="279" meta:character-count="2385"/>
    <dc:date>2024-08-13T20:03:44.41</dc:date>
    <meta:editing-duration>PT44S</meta:editing-duration>
    <meta:editing-cycles>1</meta:editing-cycles>
    <meta:generator>OpenOffice/4.1.13$Win32 OpenOffice.org_project/4113m1$Build-9810</meta:generator>
  </office:meta>
</office:document-meta>
</file>